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troducción</text:h>
      <text:p text:style-name="Standard"/>
      <text:p text:style-name="P1"><text:span text:style-name="T1">Mono Grass Theme</text:span> es un tema para <text:span text:style-name="T1">Wordpress</text:span> basado en <text:span text:style-name="T1">Gnome Grass Theme</text:span> del Proyecto <text:span text:style-name="T1">Gnome</text:span>. </text:p>
      <text:p text:style-name="P1"/>
      <text:p text:style-name="P1">Un Theme o tema de Wordpress son un conjunto de archivos, archivos de scripts php, imágenes, hojas de estilos en cascada y archivos de Javascript que permiten personalizar el aspecto de un sitio web basado en Wordpress.</text:p>
      <text:p text:style-name="P1"/>
      <text:p text:style-name="P1">Para ver el Theme original puede acudir al enlace disponible en la bibliografía. Para bajar o colaborar con el desarrollo del tema del proyecto Mono Hispano, deberá acceder al enlace disponible igualmente en la bibliografía.</text:p>
      <text:p text:style-name="Standard"/>
      <text:h text:style-name="Heading_20_3" text:outline-level="3">Partes de Mono Grass</text:h>
      <text:h text:style-name="Heading_20_3" text:outline-level="3">Arquitectura</text:h>
      <text:p text:style-name="Standard"/>
      <text:h text:style-name="Heading_20_3" text:outline-level="3">Cómo colaborar</text:h>
      <text:p text:style-name="Standard"/>
      <text:h text:style-name="Heading_20_3" text:outline-level="3">Bibliografía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6T18:27:42</meta:creation-date>
    <dc:date>2012-02-26T19:25:50</dc:date>
    <meta:editing-duration>P0D</meta:editing-duration>
    <meta:editing-cycles>1</meta:editing-cycles>
    <meta:document-statistic meta:table-count="0" meta:image-count="0" meta:object-count="0" meta:page-count="1" meta:paragraph-count="8" meta:word-count="97" meta:character-count="604" meta:non-whitespace-character-count="514"/>
    <meta:generator>LibreOffice/3.5$MacOSX_x86 LibreOffice_project/7e68ba2-a744ebf-1f241b7-c506db1-7d53735</meta:generator>
  </office:meta>
</office:document-meta>
</file>